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2.1pt"/>
    </style:style>
    <style:style style:name="co5" style:family="table-column">
      <style:table-column-properties fo:break-before="auto" style:column-width="24.29pt"/>
    </style:style>
    <style:style style:name="co6" style:family="table-column">
      <style:table-column-properties fo:break-before="auto" style:column-width="22.96pt"/>
    </style:style>
    <style:style style:name="co7" style:family="table-column">
      <style:table-column-properties fo:break-before="auto" style:column-width="22.2pt"/>
    </style:style>
    <style:style style:name="co8" style:family="table-column">
      <style:table-column-properties fo:break-before="auto" style:column-width="21.54pt"/>
    </style:style>
    <style:style style:name="co9" style:family="table-column">
      <style:table-column-properties fo:break-before="auto" style:column-width="20.15pt"/>
    </style:style>
    <style:style style:name="co10" style:family="table-column">
      <style:table-column-properties fo:break-before="auto" style:column-width="25.71pt"/>
    </style:style>
    <style:style style:name="co11" style:family="table-column">
      <style:table-column-properties fo:break-before="auto" style:column-width="4.9pt"/>
    </style:style>
    <style:style style:name="co12" style:family="table-column">
      <style:table-column-properties fo:break-before="auto" style:column-width="221.56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3.49pt"/>
    </style:style>
    <style:style style:name="co15" style:family="table-column">
      <style:table-column-properties fo:break-before="auto" style:column-width="81.24pt"/>
    </style:style>
    <style:style style:name="co16" style:family="table-column">
      <style:table-column-properties fo:break-before="auto" style:column-width="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6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007" table:default-cell-style-name="Default"/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⁰</text:p>
          </table:table-cell>
          <table:table-cell table:style-name="ce2"/>
          <table:table-cell table:style-name="ce2" office:value-type="string" calcext:value-type="string">
            <text:p>2-¹</text:p>
          </table:table-cell>
          <table:table-cell table:style-name="ce2" office:value-type="string" calcext:value-type="string">
            <text:p>2-²</text:p>
          </table:table-cell>
          <table:table-cell table:style-name="ce2" office:value-type="string" calcext:value-type="string">
            <text:p>2-³</text:p>
          </table:table-cell>
          <table:table-cell table:style-name="ce2" office:value-type="string" calcext:value-type="string">
            <text:p>2-⁴</text:p>
          </table:table-cell>
          <table:table-cell table:style-name="ce2" office:value-type="string" calcext:value-type="string">
            <text:p>2-⁵</text:p>
          </table:table-cell>
          <table:table-cell table:style-name="ce2" office:value-type="string" calcext:value-type="string">
            <text:p>2-⁶</text:p>
          </table:table-cell>
          <table:table-cell table:style-name="ce2" office:value-type="string" calcext:value-type="string">
            <text:p>2-⁷</text:p>
          </table:table-cell>
          <table:table-cell table:style-name="ce6"/>
          <table:table-cell table:style-name="ce7" office:value-type="string" calcext:value-type="string" table:number-columns-spanned="2" table:number-rows-spanned="1">
            <text:p>∑</text:p>
          </table:table-cell>
          <table:covered-table-cell/>
          <table:table-cell table:style-name="ce10"/>
          <table:table-cell table:style-name="ce2" office:value-type="string" calcext:value-type="string">
            <text:p><text:span text:style-name="T1">x</text:span><text:span text:style-name="T2">(2)</text:span>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 table:style-name="ce3" office:value-type="float" office:value="0" calcext:value-type="float">
            <text:p>0</text:p>
          </table:table-cell>
          <table:table-cell table:style-name="ce5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table:style-name="ce8" table:formula="of:=textjoin(&quot; &quot;; 1; IF([.B3]=1; &quot;1 + &quot;; &quot;&quot;); IF([.C3]=1; &quot;1&quot;; &quot;0&quot;); IF([.E3]=1; &quot; + 1/2-¹&quot;; &quot;&quot;); IF([.F3]=1; &quot; + 1/2-²&quot;; &quot;&quot;); IF([.G3]=1; &quot; + 1/2-³&quot;; &quot;&quot;); IF([.H3]=1; &quot;+ 1/2-⁴&quot;; &quot;&quot;); IF([.I3]=1; &quot;+ 1/2-⁵&quot;; &quot;&quot;); IF([.J3]=1; &quot;+ 1/2-⁶&quot;; &quot;&quot;); IF([.K3]=1; &quot;+ 1/2-⁷&quot;; &quot;&quot;); &quot; = &quot;)" office:value-type="string" office:string-value="" calcext:value-type="error">
            <text:p>#NAME?</text:p>
          </table:table-cell>
          <table:table-cell table:style-name="ce9" table:formula="of:=(pow(2; 1)*[.B3]) + (pow(2; 0)*[.C3]) + (pow(2;-1)*[.E3]) + (pow(2;-2)*[.F3]) + (pow(2;-3)*[.G3]) + (pow(2;-4)*[.H3]) + (pow(2;-5)*[.I3]) + (pow(2;-6)*[.J3]) + (pow(2;-7)*[.K3])" office:value-type="string" office:string-value="" calcext:value-type="error">
            <text:p>#NAME?</text:p>
          </table:table-cell>
          <table:table-cell table:style-name="ce6"/>
          <table:table-cell table:style-name="ce3" table:formula="of:=textjoin(&quot;&quot;; 1; [.B3]; [.C3]; &quot;,&quot;; [.E3]; [.F3]; [.G3]; [.H3]; [.I3]; [.J3]; [.K3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 table:style-name="ce3" office:value-type="float" office:value="0" calcext:value-type="float">
            <text:p>0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table:style-name="ce8" table:formula="of:=textjoin(&quot; &quot;; 1; IF([.B4]=1; &quot;1 + &quot;; &quot;&quot;); IF([.C4]=1; &quot;1&quot;; &quot;0&quot;); IF([.E4]=1; &quot; + 1/2-¹&quot;; &quot;&quot;); IF([.F4]=1; &quot; + 1/2-²&quot;; &quot;&quot;); IF([.G4]=1; &quot; + 1/2-³&quot;; &quot;&quot;); IF([.H4]=1; &quot;+ 1/2-⁴&quot;; &quot;&quot;); IF([.I4]=1; &quot;+ 1/2-⁵&quot;; &quot;&quot;); IF([.J4]=1; &quot;+ 1/2-⁶&quot;; &quot;&quot;); IF([.K4]=1; &quot;+ 1/2-⁷&quot;; &quot;&quot;); &quot; = &quot;)" office:value-type="string" office:string-value="" calcext:value-type="error">
            <text:p>#NAME?</text:p>
          </table:table-cell>
          <table:table-cell table:style-name="ce9" table:formula="of:=(pow(2; 1)*[.B4]) + (pow(2; 0)*[.C4]) + (pow(2;-1)*[.E4]) + (pow(2;-2)*[.F4]) + (pow(2;-3)*[.G4]) + (pow(2;-4)*[.H4]) + (pow(2;-5)*[.I4]) + (pow(2;-6)*[.J4]) + (pow(2;-7)*[.K4])" office:value-type="string" office:string-value="" calcext:value-type="error">
            <text:p>#NAME?</text:p>
          </table:table-cell>
          <table:table-cell table:style-name="ce6"/>
          <table:table-cell table:style-name="ce3" table:formula="of:=textjoin(&quot;&quot;; 1; [.B4]; [.C4]; &quot;,&quot;; [.E4]; [.F4]; [.G4]; [.H4]; [.I4]; [.J4]; [.K4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 table:style-name="ce3" office:value-type="float" office:value="0" calcext:value-type="float">
            <text:p>0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table:style-name="ce8" table:formula="of:=textjoin(&quot; &quot;; 1; IF([.B5]=1; &quot;1 + &quot;; &quot;&quot;); IF([.C5]=1; &quot;1&quot;; &quot;0&quot;); IF([.E5]=1; &quot; + 1/2-¹&quot;; &quot;&quot;); IF([.F5]=1; &quot; + 1/2-²&quot;; &quot;&quot;); IF([.G5]=1; &quot; + 1/2-³&quot;; &quot;&quot;); IF([.H5]=1; &quot;+ 1/2-⁴&quot;; &quot;&quot;); IF([.I5]=1; &quot;+ 1/2-⁵&quot;; &quot;&quot;); IF([.J5]=1; &quot;+ 1/2-⁶&quot;; &quot;&quot;); IF([.K5]=1; &quot;+ 1/2-⁷&quot;; &quot;&quot;); &quot; = &quot;)" office:value-type="string" office:string-value="" calcext:value-type="error">
            <text:p>#NAME?</text:p>
          </table:table-cell>
          <table:table-cell table:style-name="ce9" table:formula="of:=(pow(2; 1)*[.B5]) + (pow(2; 0)*[.C5]) + (pow(2;-1)*[.E5]) + (pow(2;-2)*[.F5]) + (pow(2;-3)*[.G5]) + (pow(2;-4)*[.H5]) + (pow(2;-5)*[.I5]) + (pow(2;-6)*[.J5]) + (pow(2;-7)*[.K5])" office:value-type="string" office:string-value="" calcext:value-type="error">
            <text:p>#NAME?</text:p>
          </table:table-cell>
          <table:table-cell table:style-name="ce6"/>
          <table:table-cell table:style-name="ce3" table:formula="of:=textjoin(&quot;&quot;; 1; [.B5]; [.C5]; &quot;,&quot;; [.E5]; [.F5]; [.G5]; [.H5]; [.I5]; [.J5]; [.K5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table:style-name="ce8" table:formula="of:=textjoin(&quot; &quot;; 1; IF([.B6]=1; &quot;1 + &quot;; &quot;&quot;); IF([.C6]=1; &quot;1&quot;; &quot;0&quot;); IF([.E6]=1; &quot; + 1/2-¹&quot;; &quot;&quot;); IF([.F6]=1; &quot; + 1/2-²&quot;; &quot;&quot;); IF([.G6]=1; &quot; + 1/2-³&quot;; &quot;&quot;); IF([.H6]=1; &quot;+ 1/2-⁴&quot;; &quot;&quot;); IF([.I6]=1; &quot;+ 1/2-⁵&quot;; &quot;&quot;); IF([.J6]=1; &quot;+ 1/2-⁶&quot;; &quot;&quot;); IF([.K6]=1; &quot;+ 1/2-⁷&quot;; &quot;&quot;); &quot; = &quot;)" office:value-type="string" office:string-value="" calcext:value-type="error">
            <text:p>#NAME?</text:p>
          </table:table-cell>
          <table:table-cell table:style-name="ce9" table:formula="of:=(pow(2; 1)*[.B6]) + (pow(2; 0)*[.C6]) + (pow(2;-1)*[.E6]) + (pow(2;-2)*[.F6]) + (pow(2;-3)*[.G6]) + (pow(2;-4)*[.H6]) + (pow(2;-5)*[.I6]) + (pow(2;-6)*[.J6]) + (pow(2;-7)*[.K6])" office:value-type="string" office:string-value="" calcext:value-type="error">
            <text:p>#NAME?</text:p>
          </table:table-cell>
          <table:table-cell table:style-name="ce6"/>
          <table:table-cell table:style-name="ce3" table:formula="of:=textjoin(&quot;&quot;; 1; [.B6]; [.C6]; &quot;,&quot;; [.E6]; [.F6]; [.G6]; [.H6]; [.I6]; [.J6]; [.K6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 table:style-name="ce3" office:value-type="float" office:value="1" calcext:value-type="float">
            <text:p>1</text:p>
          </table:table-cell>
          <table:table-cell table:style-name="ce5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table:style-name="ce8" table:formula="of:=textjoin(&quot; &quot;; 1; IF([.B7]=1; &quot;1 + &quot;; &quot;&quot;); IF([.C7]=1; &quot;1&quot;; &quot;0&quot;); IF([.E7]=1; &quot; + 1/2-¹&quot;; &quot;&quot;); IF([.F7]=1; &quot; + 1/2-²&quot;; &quot;&quot;); IF([.G7]=1; &quot; + 1/2-³&quot;; &quot;&quot;); IF([.H7]=1; &quot;+ 1/2-⁴&quot;; &quot;&quot;); IF([.I7]=1; &quot;+ 1/2-⁵&quot;; &quot;&quot;); IF([.J7]=1; &quot;+ 1/2-⁶&quot;; &quot;&quot;); IF([.K7]=1; &quot;+ 1/2-⁷&quot;; &quot;&quot;); &quot; = &quot;)" office:value-type="string" office:string-value="" calcext:value-type="error">
            <text:p>#NAME?</text:p>
          </table:table-cell>
          <table:table-cell table:style-name="ce9" table:formula="of:=(pow(2; 1)*[.B7]) + (pow(2; 0)*[.C7]) + (pow(2;-1)*[.E7]) + (pow(2;-2)*[.F7]) + (pow(2;-3)*[.G7]) + (pow(2;-4)*[.H7]) + (pow(2;-5)*[.I7]) + (pow(2;-6)*[.J7]) + (pow(2;-7)*[.K7])" office:value-type="string" office:string-value="" calcext:value-type="error">
            <text:p>#NAME?</text:p>
          </table:table-cell>
          <table:table-cell table:style-name="ce6"/>
          <table:table-cell table:style-name="ce3" table:formula="of:=textjoin(&quot;&quot;; 1; [.B7]; [.C7]; &quot;,&quot;; [.E7]; [.F7]; [.G7]; [.H7]; [.I7]; [.J7]; [.K7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 table:number-columns-spanned="10" table:number-rows-spanned="1">
            <text:p>LUÍS AUGUSTO LIMA DE OLIVEIRA - 805413</text:p>
          </table:table-cell>
          <table:covered-table-cell table:number-columns-repeated="9"/>
          <table:table-cell table:style-name="ce1" table:number-columns-repeated="6"/>
          <table:table-cell table:number-columns-repeated="1007"/>
        </table:table-row>
        <table:table-row table:style-name="ro3">
          <table:table-cell table:style-name="ce1" table:number-columns-repeated="17"/>
          <table:table-cell table:number-columns-repeated="1007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